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2.498cm" style:auto-text-indent="false"/>
    </style:style>
    <style:style style:name="P2" style:family="paragraph" style:parent-style-name="Text_20_body">
      <style:paragraph-properties fo:margin-left="3.75cm" fo:margin-right="0cm" fo:text-indent="0cm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stos etc.</text:p>
      <text:p text:style-name="P1">Trata-se de pedido formulado pela defesa do apenado Luiz Carlos da Silva, que informa que, em sede de revisão criminal, houve modificação no regime prisional, conforme acórdão anexo (processo nº 0100867-10.2014.8.20.0153), para fixar o regime inicial semiaberto. A defesa requer, com urgência, a expedição de alvará de soltura para adequação ao novo regime prisional, bem como a habilitação de novos advogados (evento 16.1).</text:p>
      <text:p text:style-name="P1">Instado a se manifestar, o Ministério Público opinou pelo indeferimento do pedido, alegando que a revisão criminal ainda não transitou em julgado e que a ação revisional, por não possuir efeito suspensivo, não impede a execução da sentença condenatória já transitada em julgado, mantendo o apenado no regime fechado (evento 30.1).</text:p>
      <text:p text:style-name="P1">Acrescento ao relatório que, conforme informação prestada pela Vara Única da Comarca de São José do Campestre (evento 27.5), o processo de revisão criminal encontra-se em grau de recurso, não havendo, portanto, trânsito em julgado até o presente momento.</text:p>
      <text:p text:style-name="P1">Relatados.</text:p>
      <text:p text:style-name="P1">O cerne da questão está na execução provisória de decisão revisional que ainda não transitou em julgado. A jurisprudência consolidada tanto pelo Superior Tribunal de Justiça (STJ) quanto pelo Supremo Tribunal Federal (STF) entende que, enquanto não houver o trânsito em julgado da revisão criminal, não é possível a alteração imediata do regime prisional. A revisão criminal, conforme estabelece o art. 621 do Código de Processo Penal (CPP), não possui efeito suspensivo, de forma que a execução da pena deve prosseguir normalmente, como no presente caso.</text:p>
      <text:p text:style-name="P1">Sobre o tema, didático o voto do Exmo. Sr. Min. Luiz Fux, do STF, por ocasião do julgamento do HC 144835 AGR/SP:</text:p>
      <text:p text:style-name="P2">"(...) quanto à possibilidade da execução provisória da pena antes do trânsito em julgado da decisão condenatória, destaco que, em julgamento realizado em 5/10/2016, o Plenário do Supremo Tribunal Federal, ao indeferir, por maioria, as liminares pleiteadas nas Ações Declaratórias  e Constitucionalidade nºs 43 e 44, entendeu que o artigo 283 do Código de Processo Penal não impede o início da execução da pena após condenação em segunda instância e antes do efetivo trânsito em julgado do processo.</text:p>
      <text:p text:style-name="P2">Entendeu-se que o referido dispositivo não impediria o início da execução da pena quando esgotadas as instâncias ordinárias, porquanto se deve buscar garantir a efetividade do direito penal e dos bens jurídicos por ele tutelados.</text:p>
      <text:p text:style-name="P2">Com efeito, saliento que o desenvolvimento da força normativa da Constituição, nesse aspecto, está em que a presunção de inocência, na qualidade de princípio e não de regra, é passível de ponderação com outros princípios e valores constitucionais de mesma densidade e cessa   partir do momento em que se comprova a culpabilidade do agente, máxime em sede de segundo grau de jurisdição, no que encerra um julgamento impassível de ser modificado pelos Tribunais Superiores.</text:p>
      <text:p text:style-name="P2">Nesse sentido, o STJ já firmou entendimento de que a simples pendência de recurso não impede o cumprimento da pena originalmente imposta. No caso <text:soft-page-break/>dos autos, embora o Tribunal Pleno do Egrégio Tribunal de Justiça do Estado do Rio Grande do Norte tenha julgado procedente a revisão criminal para alterar o regime inicial para o semiaberto, essa decisão, por não ter transitado em julgado, não pode ser executada de imediato".</text:p>
      <text:p text:style-name="P1">O que legitima a execução provisória da pena é a consequente emissão da guia de execução provisória, ausente qualquer disposição quanto à sua suspensão por ocasião da decisão proferida em instância superior. Mormente o fato de que <text:span text:style-name="Emphasis">"a necessidade de aguardar o trânsito em julgado para iniciar a execução da pena tem conduzido massivamente à prescrição da pretensão punitiva ou enorme distanciamento entre a prática do delito e a punição definitiva"</text:span> (veja-se, BARROSO, ADC 43).</text:p>
      <text:p text:style-name="P1">Isso posto,<text:span text:style-name="Strong_20_Emphasis"> indefiro</text:span> os pedidos formulados, devendo o apenado Luiz Carlos da Silva continuar cumprindo a pena em regime fechado até que sobrevenham novas informações sobre o trânsito em julgado do processo nº 0100867-10.2014.8.20.0153, ocasião em que poderá lhe ser concedida nova oportunidade.</text:p>
      <text:p text:style-name="P1">P.R.I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3T14:48:40.947000000</meta:creation-date>
    <dc:date>2024-09-13T15:29:03.169000000</dc:date>
    <meta:editing-duration>PT40M22S</meta:editing-duration>
    <meta:editing-cycles>1</meta:editing-cycles>
    <meta:document-statistic meta:table-count="0" meta:image-count="0" meta:object-count="0" meta:page-count="2" meta:paragraph-count="14" meta:word-count="640" meta:character-count="4094" meta:non-whitespace-character-count="3465"/>
    <meta:generator>LibreOffice/7.6.4.1$Windows_X86_64 LibreOffice_project/e19e193f88cd6c0525a17fb7a176ed8e6a3e2aa1</meta:generator>
  </office:meta>
</office:document-meta>
</file>